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247cm"/>
    </style:style>
    <style:style style:name="co23" style:family="table-column">
      <style:table-column-properties fo:break-before="auto" style:column-width="1.138cm"/>
    </style:style>
    <style:style style:name="co24" style:family="table-column">
      <style:table-column-properties fo:break-before="auto" style:column-width="1.02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0.7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2"/>
    <style:style style:name="ce2" style:family="table-cell" style:parent-style-name="Default">
      <style:table-cell-properties fo:background-color="#ccffff"/>
    </style:style>
    <style:style style:name="ce3" style:family="table-cell" style:parent-style-name="Default" style:data-style-name="N117">
      <style:table-cell-properties fo:background-color="#ffccff"/>
    </style:style>
    <style:style style:name="ce4" style:family="table-cell" style:parent-style-name="Default" style:data-style-name="N117">
      <style:table-cell-properties fo:background-color="#ccffff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116"/>
    <style:style style:name="ce8" style:family="table-cell" style:parent-style-name="Default" style:data-style-name="N116">
      <style:table-cell-properties fo:background-color="#ccffff"/>
    </style:style>
    <style:style style:name="ce9" style:family="table-cell" style:parent-style-name="Default" style:data-style-name="N116">
      <style:table-cell-properties fo:background-color="#ffcc99"/>
    </style:style>
    <style:style style:name="ce11" style:family="table-cell" style:parent-style-name="Default" style:data-style-name="N116">
      <style:table-cell-properties fo:background-color="#ffffcc"/>
    </style:style>
    <style:style style:name="ce12" style:family="table-cell" style:parent-style-name="Default" style:data-style-name="N30"/>
  </office:automatic-styles>
  <office:body>
    <office:spreadsheet>
      <table:table table:name="ppp000000000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20.19">
            <text:p>20.190</text:p>
          </table:table-cell>
          <table:table-cell office:value-type="float" office:value="10">
            <text:p>10</text:p>
          </table:table-cell>
          <table:table-cell table:formula="of:=[.C3]*1.01" office:value-type="float" office:value="22.3023207120522">
            <text:p>22.3023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11.43">
            <text:p>11.43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2.6258308934501">
            <text:p>12.6258</text:p>
          </table:table-cell>
          <table:table-cell table:style-name="ce3" office:value-type="float" office:value="17.52">
            <text:p>17.52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19.3529796372043">
            <text:p>19.3530</text:p>
          </table:table-cell>
          <table:table-cell table:style-name="ce3" office:value-type="float" office:value="10.85">
            <text:p>10.85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11.9851500607116">
            <text:p>11.9852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20.19">
            <text:p>20.19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22.0815056554972">
            <text:p>22.0815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11.43">
            <text:p>11.43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2.5008226667822">
            <text:p>12.5008</text:p>
          </table:table-cell>
          <table:table-cell table:style-name="ce4" table:formula="of:=[.V2]" office:value-type="float" office:value="17.52">
            <text:p>17.52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19.16136597743">
            <text:p>19.1614</text:p>
          </table:table-cell>
          <table:table-cell table:style-name="ce4" table:formula="of:=[.Y2]" office:value-type="float" office:value="10.85">
            <text:p>10.85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11.8664852086253">
            <text:p>11.8665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20.19">
            <text:p>20.19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21.8628768866309">
            <text:p>21.8629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11.43">
            <text:p>11.43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2.377052145329">
            <text:p>12.3771</text:p>
          </table:table-cell>
          <table:table-cell table:style-name="ce4" table:formula="of:=[.V3]" office:value-type="float" office:value="17.52">
            <text:p>17.52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18.971649482604">
            <text:p>18.9716</text:p>
          </table:table-cell>
          <table:table-cell table:style-name="ce4" table:formula="of:=[.Y3]" office:value-type="float" office:value="10.85">
            <text:p>10.85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11.7489952560647">
            <text:p>11.7490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20.19">
            <text:p>20.19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21.6464127590405">
            <text:p>21.6464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11.43">
            <text:p>11.43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2.2545070745831">
            <text:p>12.2545</text:p>
          </table:table-cell>
          <table:table-cell table:style-name="ce4" table:formula="of:=[.V4]" office:value-type="float" office:value="17.52">
            <text:p>17.52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18.7838113689148">
            <text:p>18.7838</text:p>
          </table:table-cell>
          <table:table-cell table:style-name="ce4" table:formula="of:=[.Y4]" office:value-type="float" office:value="10.85">
            <text:p>10.85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11.6326685703611">
            <text:p>11.6327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20.19">
            <text:p>20.19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21.4320918406342">
            <text:p>21.4321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11.43">
            <text:p>11.43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2.1331753213694">
            <text:p>12.1332</text:p>
          </table:table-cell>
          <table:table-cell table:style-name="ce4" table:formula="of:=[.V5]" office:value-type="float" office:value="17.52">
            <text:p>17.52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18.5978330385295">
            <text:p>18.5978</text:p>
          </table:table-cell>
          <table:table-cell table:style-name="ce4" table:formula="of:=[.Y5]" office:value-type="float" office:value="10.85">
            <text:p>10.85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11.5174936340209">
            <text:p>11.5175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20.19">
            <text:p>20.19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21.219892911519">
            <text:p>21.2199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11.43">
            <text:p>11.43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2.013044872643">
            <text:p>12.0130</text:p>
          </table:table-cell>
          <table:table-cell table:style-name="ce4" table:formula="of:=[.V6]" office:value-type="float" office:value="17.52">
            <text:p>17.52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18.413696077752">
            <text:p>18.4137</text:p>
          </table:table-cell>
          <table:table-cell table:style-name="ce4" table:formula="of:=[.Y6]" office:value-type="float" office:value="10.85">
            <text:p>10.85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11.403459043585">
            <text:p>11.4035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20.19">
            <text:p>20.19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21.0097949619">
            <text:p>21.0098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11.43">
            <text:p>11.43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1.8941038343">
            <text:p>11.8941</text:p>
          </table:table-cell>
          <table:table-cell table:style-name="ce4" table:formula="of:=[.V7]" office:value-type="float" office:value="17.52">
            <text:p>17.52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18.2313822552">
            <text:p>18.2314</text:p>
          </table:table-cell>
          <table:table-cell table:style-name="ce4" table:formula="of:=[.Y7]" office:value-type="float" office:value="10.85">
            <text:p>10.85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11.2905535085">
            <text:p>11.2906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20.19">
            <text:p>20.19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20.80177719">
            <text:p>20.8018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11.43">
            <text:p>11.43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1.77634043">
            <text:p>11.7763</text:p>
          </table:table-cell>
          <table:table-cell table:style-name="ce4" table:formula="of:=[.V8]" office:value-type="float" office:value="17.52">
            <text:p>17.52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18.05087352">
            <text:p>18.0509</text:p>
          </table:table-cell>
          <table:table-cell table:style-name="ce4" table:formula="of:=[.Y8]" office:value-type="float" office:value="10.85">
            <text:p>10.85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11.17876585">
            <text:p>11.1788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20.19">
            <text:p>20.19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20.595819">
            <text:p>20.5958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11.43">
            <text:p>11.43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1.659743">
            <text:p>11.6597</text:p>
          </table:table-cell>
          <table:table-cell table:style-name="ce4" table:formula="of:=[.V9]" office:value-type="float" office:value="17.52">
            <text:p>17.52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17.872152">
            <text:p>17.8722</text:p>
          </table:table-cell>
          <table:table-cell table:style-name="ce4" table:formula="of:=[.Y9]" office:value-type="float" office:value="10.85">
            <text:p>10.85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11.068085">
            <text:p>11.0681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20.19">
            <text:p>20.19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20.3919">
            <text:p>20.3919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11.43">
            <text:p>11.43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1.5443">
            <text:p>11.5443</text:p>
          </table:table-cell>
          <table:table-cell table:style-name="ce4" table:formula="of:=[.V10]" office:value-type="float" office:value="17.52">
            <text:p>17.52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17.6952">
            <text:p>17.6952</text:p>
          </table:table-cell>
          <table:table-cell table:style-name="ce4" table:formula="of:=[.Y10]" office:value-type="float" office:value="10.85">
            <text:p>10.85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10.9585">
            <text:p>10.9585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20.19">
            <text:p>20.19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20.19">
            <text:p>20.19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11.43">
            <text:p>11.43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1.43">
            <text:p>11.4300</text:p>
          </table:table-cell>
          <table:table-cell table:style-name="ce4" table:formula="of:=[.V11]" office:value-type="float" office:value="17.52">
            <text:p>17.52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17.52">
            <text:p>17.5200</text:p>
          </table:table-cell>
          <table:table-cell table:style-name="ce4" table:formula="of:=[.Y11]" office:value-type="float" office:value="10.85">
            <text:p>10.85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10.85">
            <text:p>10.85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20.19">
            <text:p>20.19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19.990099009901">
            <text:p>19.9901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11.43">
            <text:p>11.43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1.3168316831683">
            <text:p>11.3168</text:p>
          </table:table-cell>
          <table:table-cell table:style-name="ce4" table:formula="of:=[.V12]" office:value-type="float" office:value="17.52">
            <text:p>17.52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17.3465346534653">
            <text:p>17.3465</text:p>
          </table:table-cell>
          <table:table-cell table:style-name="ce4" table:formula="of:=[.Y12]" office:value-type="float" office:value="10.85">
            <text:p>10.85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10.7425742574257">
            <text:p>10.7426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20.19">
            <text:p>20.19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19.7921772375257">
            <text:p>19.7922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11.43">
            <text:p>11.43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1.2047838447211">
            <text:p>11.2048</text:p>
          </table:table-cell>
          <table:table-cell table:style-name="ce4" table:formula="of:=[.V13]" office:value-type="float" office:value="17.52">
            <text:p>17.52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17.1747867856093">
            <text:p>17.1748</text:p>
          </table:table-cell>
          <table:table-cell table:style-name="ce4" table:formula="of:=[.Y13]" office:value-type="float" office:value="10.85">
            <text:p>10.85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10.6362121360651">
            <text:p>10.6362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20.19">
            <text:p>20.19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9.5962150866591">
            <text:p>19.5962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11.43">
            <text:p>11.43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1.093845390813">
            <text:p>11.0938</text:p>
          </table:table-cell>
          <table:table-cell table:style-name="ce4" table:formula="of:=[.V14]" office:value-type="float" office:value="17.52">
            <text:p>17.52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17.0047393916923">
            <text:p>17.0047</text:p>
          </table:table-cell>
          <table:table-cell table:style-name="ce4" table:formula="of:=[.Y14]" office:value-type="float" office:value="10.85">
            <text:p>10.85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10.5309031050149">
            <text:p>10.5309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20.19">
            <text:p>20.19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9.4021931551081">
            <text:p>19.4022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11.43">
            <text:p>11.43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0.9840053374386">
            <text:p>10.9840</text:p>
          </table:table-cell>
          <table:table-cell table:style-name="ce4" table:formula="of:=[.V15]" office:value-type="float" office:value="17.52">
            <text:p>17.52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16.8363756353389">
            <text:p>16.8364</text:p>
          </table:table-cell>
          <table:table-cell table:style-name="ce4" table:formula="of:=[.Y15]" office:value-type="float" office:value="10.85">
            <text:p>10.85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10.4266367376386">
            <text:p>10.4266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20.19">
            <text:p>20.19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19.2100922327803">
            <text:p>19.2101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11.43">
            <text:p>11.43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0.8752528093451">
            <text:p>10.8753</text:p>
          </table:table-cell>
          <table:table-cell table:style-name="ce4" table:formula="of:=[.V16]" office:value-type="float" office:value="17.52">
            <text:p>17.52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16.6696788468702">
            <text:p>16.6697</text:p>
          </table:table-cell>
          <table:table-cell table:style-name="ce4" table:formula="of:=[.Y16]" office:value-type="float" office:value="10.85">
            <text:p>10.85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10.3234027105332">
            <text:p>10.3234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20.19">
            <text:p>20.19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9.0198932997824">
            <text:p>19.0199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11.43">
            <text:p>11.43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0.7675770389556">
            <text:p>10.7676</text:p>
          </table:table-cell>
          <table:table-cell table:style-name="ce4" table:formula="of:=[.V17]" office:value-type="float" office:value="17.52">
            <text:p>17.52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16.5046325216537">
            <text:p>16.5046</text:p>
          </table:table-cell>
          <table:table-cell table:style-name="ce4" table:formula="of:=[.Y17]" office:value-type="float" office:value="10.85">
            <text:p>10.85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10.2211908025081">
            <text:p>10.2212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20.19">
            <text:p>20.19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8.8315775245371">
            <text:p>18.8316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11.43">
            <text:p>11.43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0.6609673653026">
            <text:p>10.6610</text:p>
          </table:table-cell>
          <table:table-cell table:style-name="ce4" table:formula="of:=[.V18]" office:value-type="float" office:value="17.52">
            <text:p>17.52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16.341220318469">
            <text:p>16.3412</text:p>
          </table:table-cell>
          <table:table-cell table:style-name="ce4" table:formula="of:=[.Y18]" office:value-type="float" office:value="10.85">
            <text:p>10.85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10.1199908935724">
            <text:p>10.1200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20.19">
            <text:p>20.19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8.6451262619179">
            <text:p>18.6451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11.43">
            <text:p>11.43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0.5554132329728">
            <text:p>10.5554</text:p>
          </table:table-cell>
          <table:table-cell table:style-name="ce4" table:formula="of:=[.V19]" office:value-type="float" office:value="17.52">
            <text:p>17.52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16.1794260578901">
            <text:p>16.1794</text:p>
          </table:table-cell>
          <table:table-cell table:style-name="ce4" table:formula="of:=[.Y19]" office:value-type="float" office:value="10.85">
            <text:p>10.85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10.0197929639331">
            <text:p>10.0198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20.19">
            <text:p>20.19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8.4605210514038">
            <text:p>18.4605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11.43">
            <text:p>11.43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0.4509041910622">
            <text:p>10.4509</text:p>
          </table:table-cell>
          <table:table-cell table:style-name="ce4" table:formula="of:=[.V20]" office:value-type="float" office:value="17.52">
            <text:p>17.52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16.0192337206833">
            <text:p>16.0192</text:p>
          </table:table-cell>
          <table:table-cell table:style-name="ce4" table:formula="of:=[.Y20]" office:value-type="float" office:value="10.85">
            <text:p>10.85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9.92058709300306">
            <text:p>9.9206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20.19">
            <text:p>20.19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8.2777436152513">
            <text:p>18.2777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11.43">
            <text:p>11.43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0.3474298921408">
            <text:p>10.3474</text:p>
          </table:table-cell>
          <table:table-cell table:style-name="ce4" table:formula="of:=[.V21]" office:value-type="float" office:value="17.52">
            <text:p>17.52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15.8606274462211">
            <text:p>15.8606</text:p>
          </table:table-cell>
          <table:table-cell table:style-name="ce4" table:formula="of:=[.Y21]" office:value-type="float" office:value="10.85">
            <text:p>10.85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9.82236345841887">
            <text:p>9.822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.167">
            <text:p>1.167</text:p>
          </table:table-cell>
          <table:table-cell office:value-type="float" office:value="10">
            <text:p>10</text:p>
          </table:table-cell>
          <table:table-cell table:formula="of:=[.C26]*1.01" office:value-type="float" office:value="1.28909402035488">
            <text:p>1.2891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0.90799938708801">
            <text:p>0.9080</text:p>
          </table:table-cell>
          <table:table-cell table:style-name="ce3" office:value-type="float" office:value="20.31">
            <text:p>20.310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22.4348753671016">
            <text:p>22.4349</text:p>
          </table:table-cell>
          <table:table-cell table:style-name="ce3" office:value-type="float" office:value="1.26">
            <text:p>1.260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39182387801812">
            <text:p>1.3918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1.167">
            <text:p>1.167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27633071322265">
            <text:p>1.2763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0.899009294146545">
            <text:p>0.8990</text:p>
          </table:table-cell>
          <table:table-cell table:style-name="ce4" table:formula="of:=[.V25]" office:value-type="float" office:value="20.31">
            <text:p>20.310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22.2127478882194">
            <text:p>22.2127</text:p>
          </table:table-cell>
          <table:table-cell table:style-name="ce4" table:formula="of:=[.Y25]" office:value-type="float" office:value="1.26">
            <text:p>1.260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37804344358229">
            <text:p>1.3780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1.167">
            <text:p>1.167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26369377546797">
            <text:p>1.2637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0.890108212026282">
            <text:p>0.8901</text:p>
          </table:table-cell>
          <table:table-cell table:style-name="ce4" table:formula="of:=[.V26]" office:value-type="float" office:value="20.31">
            <text:p>20.310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21.9928196913063">
            <text:p>21.9928</text:p>
          </table:table-cell>
          <table:table-cell table:style-name="ce4" table:formula="of:=[.Y26]" office:value-type="float" office:value="1.26">
            <text:p>1.260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36439944909138">
            <text:p>1.3644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1.167">
            <text:p>1.167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25118195590888">
            <text:p>1.2512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0.881295259431962">
            <text:p>0.8813</text:p>
          </table:table-cell>
          <table:table-cell table:style-name="ce4" table:formula="of:=[.V27]" office:value-type="float" office:value="20.31">
            <text:p>20.310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21.7750690012934">
            <text:p>21.7751</text:p>
          </table:table-cell>
          <table:table-cell table:style-name="ce4" table:formula="of:=[.Y27]" office:value-type="float" office:value="1.26">
            <text:p>1.260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35089054365483">
            <text:p>1.3509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1.167">
            <text:p>1.167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23879401575137">
            <text:p>1.2388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0.872569563794022">
            <text:p>0.8726</text:p>
          </table:table-cell>
          <table:table-cell table:style-name="ce4" table:formula="of:=[.V28]" office:value-type="float" office:value="20.31">
            <text:p>20.310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21.5594742587063">
            <text:p>21.5595</text:p>
          </table:table-cell>
          <table:table-cell table:style-name="ce4" table:formula="of:=[.Y28]" office:value-type="float" office:value="1.26">
            <text:p>1.260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33751538975726">
            <text:p>1.3375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1.167">
            <text:p>1.167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1.2265287284667">
            <text:p>1.2265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822">
            <text:p>0.822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0.8639302611822">
            <text:p>0.8639</text:p>
          </table:table-cell>
          <table:table-cell table:style-name="ce4" table:formula="of:=[.V29]" office:value-type="float" office:value="20.31">
            <text:p>20.310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21.346014117531">
            <text:p>21.3460</text:p>
          </table:table-cell>
          <table:table-cell table:style-name="ce4" table:formula="of:=[.Y29]" office:value-type="float" office:value="1.26">
            <text:p>1.260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324272663126">
            <text:p>1.3243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1.167">
            <text:p>1.167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21438487967">
            <text:p>1.2144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85537649622">
            <text:p>0.8554</text:p>
          </table:table-cell>
          <table:table-cell table:style-name="ce4" table:formula="of:=[.V30]" office:value-type="float" office:value="20.31">
            <text:p>20.310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21.1346674431">
            <text:p>21.1347</text:p>
          </table:table-cell>
          <table:table-cell table:style-name="ce4" table:formula="of:=[.Y30]" office:value-type="float" office:value="1.26">
            <text:p>1.260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.3111610526">
            <text:p>1.3112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1.167">
            <text:p>1.167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202361267">
            <text:p>1.2024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846907422">
            <text:p>0.8469</text:p>
          </table:table-cell>
          <table:table-cell table:style-name="ce4" table:formula="of:=[.V31]" office:value-type="float" office:value="20.31">
            <text:p>20.310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20.92541331">
            <text:p>20.9254</text:p>
          </table:table-cell>
          <table:table-cell table:style-name="ce4" table:formula="of:=[.Y31]" office:value-type="float" office:value="1.26">
            <text:p>1.260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.29817926">
            <text:p>1.2982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1.167">
            <text:p>1.167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1904567">
            <text:p>1.1905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8385222">
            <text:p>0.8385</text:p>
          </table:table-cell>
          <table:table-cell table:style-name="ce4" table:formula="of:=[.V32]" office:value-type="float" office:value="20.31">
            <text:p>20.310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20.718231">
            <text:p>20.7182</text:p>
          </table:table-cell>
          <table:table-cell table:style-name="ce4" table:formula="of:=[.Y32]" office:value-type="float" office:value="1.26">
            <text:p>1.260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.285326">
            <text:p>1.2853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1.167">
            <text:p>1.167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17867">
            <text:p>1.1787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83022">
            <text:p>0.8302</text:p>
          </table:table-cell>
          <table:table-cell table:style-name="ce4" table:formula="of:=[.V33]" office:value-type="float" office:value="20.31">
            <text:p>20.310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20.5131">
            <text:p>20.5131</text:p>
          </table:table-cell>
          <table:table-cell table:style-name="ce4" table:formula="of:=[.Y33]" office:value-type="float" office:value="1.26">
            <text:p>1.260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.2726">
            <text:p>1.2726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1.167">
            <text:p>1.167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1.167">
            <text:p>1.167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822">
            <text:p>0.822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822">
            <text:p>0.8220</text:p>
          </table:table-cell>
          <table:table-cell table:style-name="ce4" table:formula="of:=[.V34]" office:value-type="float" office:value="20.31">
            <text:p>20.310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20.31">
            <text:p>20.3100</text:p>
          </table:table-cell>
          <table:table-cell table:style-name="ce4" table:formula="of:=[.Y34]" office:value-type="float" office:value="1.26">
            <text:p>1.260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.26">
            <text:p>1.260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1.167">
            <text:p>1.167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1.15544554455446">
            <text:p>1.1554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822">
            <text:p>0.822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813861386138614">
            <text:p>0.8139</text:p>
          </table:table-cell>
          <table:table-cell table:style-name="ce4" table:formula="of:=[.V35]" office:value-type="float" office:value="20.31">
            <text:p>20.310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20.1089108910891">
            <text:p>20.1089</text:p>
          </table:table-cell>
          <table:table-cell table:style-name="ce4" table:formula="of:=[.Y35]" office:value-type="float" office:value="1.26">
            <text:p>1.260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.24752475247525">
            <text:p>1.2475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1.167">
            <text:p>1.167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1.14400548965788">
            <text:p>1.1440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822">
            <text:p>0.822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805803352612489">
            <text:p>0.8058</text:p>
          </table:table-cell>
          <table:table-cell table:style-name="ce4" table:formula="of:=[.V36]" office:value-type="float" office:value="20.31">
            <text:p>20.310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19.9098127634546">
            <text:p>19.9098</text:p>
          </table:table-cell>
          <table:table-cell table:style-name="ce4" table:formula="of:=[.Y36]" office:value-type="float" office:value="1.26">
            <text:p>1.260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.23517302225272">
            <text:p>1.2352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1.167">
            <text:p>1.167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13267870263156">
            <text:p>1.1327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797825101596524">
            <text:p>0.7978</text:p>
          </table:table-cell>
          <table:table-cell table:style-name="ce4" table:formula="of:=[.V37]" office:value-type="float" office:value="20.31">
            <text:p>20.310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19.7126859044105">
            <text:p>19.7127</text:p>
          </table:table-cell>
          <table:table-cell table:style-name="ce4" table:formula="of:=[.Y37]" office:value-type="float" office:value="1.26">
            <text:p>1.260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1.22294358638883">
            <text:p>1.2229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1.167">
            <text:p>1.167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12146406201145">
            <text:p>1.1215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789925843164875">
            <text:p>0.7899</text:p>
          </table:table-cell>
          <table:table-cell table:style-name="ce4" table:formula="of:=[.V38]" office:value-type="float" office:value="20.31">
            <text:p>20.310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19.517510796446">
            <text:p>19.5175</text:p>
          </table:table-cell>
          <table:table-cell table:style-name="ce4" table:formula="of:=[.Y38]" office:value-type="float" office:value="1.26">
            <text:p>1.260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1.21083523404835">
            <text:p>1.2108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1.167">
            <text:p>1.167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1.11036045743708">
            <text:p>1.1104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822">
            <text:p>0.822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782104795212748">
            <text:p>0.7821</text:p>
          </table:table-cell>
          <table:table-cell table:style-name="ce4" table:formula="of:=[.V39]" office:value-type="float" office:value="20.31">
            <text:p>20.310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19.3242681152931">
            <text:p>19.3243</text:p>
          </table:table-cell>
          <table:table-cell table:style-name="ce4" table:formula="of:=[.Y39]" office:value-type="float" office:value="1.26">
            <text:p>1.260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1.1988467663845">
            <text:p>1.1988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1.167">
            <text:p>1.167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09936678954166">
            <text:p>1.0994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774361183378958">
            <text:p>0.7744</text:p>
          </table:table-cell>
          <table:table-cell table:style-name="ce4" table:formula="of:=[.V40]" office:value-type="float" office:value="20.31">
            <text:p>20.310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19.1329387280129">
            <text:p>19.1329</text:p>
          </table:table-cell>
          <table:table-cell table:style-name="ce4" table:formula="of:=[.Y40]" office:value-type="float" office:value="1.26">
            <text:p>1.260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1.1869769964203">
            <text:p>1.1870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1.167">
            <text:p>1.167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08848196984323">
            <text:p>1.0885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766694240969265">
            <text:p>0.7667</text:p>
          </table:table-cell>
          <table:table-cell table:style-name="ce4" table:formula="of:=[.V41]" office:value-type="float" office:value="20.31">
            <text:p>20.310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18.9435036911019">
            <text:p>18.9435</text:p>
          </table:table-cell>
          <table:table-cell table:style-name="ce4" table:formula="of:=[.Y41]" office:value-type="float" office:value="1.26">
            <text:p>1.260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1.17522474893099">
            <text:p>1.1752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1.167">
            <text:p>1.167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07770492063686">
            <text:p>1.0777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759103208880461">
            <text:p>0.7591</text:p>
          </table:table-cell>
          <table:table-cell table:style-name="ce4" table:formula="of:=[.V42]" office:value-type="float" office:value="20.31">
            <text:p>20.310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18.7559442486158">
            <text:p>18.7559</text:p>
          </table:table-cell>
          <table:table-cell table:style-name="ce4" table:formula="of:=[.Y42]" office:value-type="float" office:value="1.26">
            <text:p>1.260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1.16358886032771">
            <text:p>1.1636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1.167">
            <text:p>1.167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06703457488798">
            <text:p>1.0670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751587335525209">
            <text:p>0.7516</text:p>
          </table:table-cell>
          <table:table-cell table:style-name="ce4" table:formula="of:=[.V43]" office:value-type="float" office:value="20.31">
            <text:p>20.310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18.5702418303126">
            <text:p>18.5702</text:p>
          </table:table-cell>
          <table:table-cell table:style-name="ce4" table:formula="of:=[.Y43]" office:value-type="float" office:value="1.26">
            <text:p>1.260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1.15206817854229">
            <text:p>1.1521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1.167">
            <text:p>1.167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05646987612671">
            <text:p>1.0565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744145876757632">
            <text:p>0.7441</text:p>
          </table:table-cell>
          <table:table-cell table:style-name="ce4" table:formula="of:=[.V44]" office:value-type="float" office:value="20.31">
            <text:p>20.310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18.3863780498145">
            <text:p>18.3864</text:p>
          </table:table-cell>
          <table:table-cell table:style-name="ce4" table:formula="of:=[.Y44]" office:value-type="float" office:value="1.26">
            <text:p>1.260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1.14066156291316">
            <text:p>1.1407</text:p>
          </table:table-cell>
          <table:table-cell table:number-columns-repeated="997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2222222222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0.68">
            <text:p>10.680</text:p>
          </table:table-cell>
          <table:table-cell office:value-type="float" office:value="10">
            <text:p>10</text:p>
          </table:table-cell>
          <table:table-cell table:formula="of:=[.C3]*1.01" office:value-type="float" office:value="11.7973642993917">
            <text:p>11.7974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11.43">
            <text:p>11.43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2.6258308934501">
            <text:p>12.6258</text:p>
          </table:table-cell>
          <table:table-cell table:style-name="ce3" office:value-type="float" office:value="12.13">
            <text:p>12.13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13.3990663812379">
            <text:p>13.3991</text:p>
          </table:table-cell>
          <table:table-cell table:style-name="ce3" office:value-type="float" office:value="11.95">
            <text:p>11.95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13.2002343986639">
            <text:p>13.2002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10.68">
            <text:p>10.68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1.680558712269">
            <text:p>11.6806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11.43">
            <text:p>11.43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2.5008226667822">
            <text:p>12.5008</text:p>
          </table:table-cell>
          <table:table-cell table:style-name="ce4" table:formula="of:=[.V2]" office:value-type="float" office:value="12.13">
            <text:p>12.13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13.2664023576613">
            <text:p>13.2664</text:p>
          </table:table-cell>
          <table:table-cell table:style-name="ce4" table:formula="of:=[.Y2]" office:value-type="float" office:value="11.95">
            <text:p>11.95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13.0695390085781">
            <text:p>13.0695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10.68">
            <text:p>10.68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1.5649096161079">
            <text:p>11.5649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11.43">
            <text:p>11.43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2.377052145329">
            <text:p>12.3771</text:p>
          </table:table-cell>
          <table:table-cell table:style-name="ce4" table:formula="of:=[.V3]" office:value-type="float" office:value="12.13">
            <text:p>12.13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13.1350518392686">
            <text:p>13.1351</text:p>
          </table:table-cell>
          <table:table-cell table:style-name="ce4" table:formula="of:=[.Y3]" office:value-type="float" office:value="11.95">
            <text:p>11.95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12.9401376322556">
            <text:p>12.9401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10.68">
            <text:p>10.68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1.4504055605029">
            <text:p>11.4504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11.43">
            <text:p>11.43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2.2545070745831">
            <text:p>12.2545</text:p>
          </table:table-cell>
          <table:table-cell table:style-name="ce4" table:formula="of:=[.V4]" office:value-type="float" office:value="12.13">
            <text:p>12.13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13.005001821058">
            <text:p>13.0050</text:p>
          </table:table-cell>
          <table:table-cell table:style-name="ce4" table:formula="of:=[.Y4]" office:value-type="float" office:value="11.95">
            <text:p>11.95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12.8120174576788">
            <text:p>12.8120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10.68">
            <text:p>10.68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1.3370352084187">
            <text:p>11.3370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11.43">
            <text:p>11.43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2.1331753213694">
            <text:p>12.1332</text:p>
          </table:table-cell>
          <table:table-cell table:style-name="ce4" table:formula="of:=[.V5]" office:value-type="float" office:value="12.13">
            <text:p>12.13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12.8762394267901">
            <text:p>12.8762</text:p>
          </table:table-cell>
          <table:table-cell table:style-name="ce4" table:formula="of:=[.Y5]" office:value-type="float" office:value="11.95">
            <text:p>11.95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12.685165799682">
            <text:p>12.6852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10.68">
            <text:p>10.68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11.224787335068">
            <text:p>11.2248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11.43">
            <text:p>11.43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2.013044872643">
            <text:p>12.0130</text:p>
          </table:table-cell>
          <table:table-cell table:style-name="ce4" table:formula="of:=[.V6]" office:value-type="float" office:value="12.13">
            <text:p>12.13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12.748751907713">
            <text:p>12.7488</text:p>
          </table:table-cell>
          <table:table-cell table:style-name="ce4" table:formula="of:=[.Y6]" office:value-type="float" office:value="11.95">
            <text:p>11.95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12.559570098695">
            <text:p>12.5596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10.68">
            <text:p>10.68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1.1136508268">
            <text:p>11.1137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11.43">
            <text:p>11.43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1.8941038343">
            <text:p>11.8941</text:p>
          </table:table-cell>
          <table:table-cell table:style-name="ce4" table:formula="of:=[.V7]" office:value-type="float" office:value="12.13">
            <text:p>12.13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12.6225266413">
            <text:p>12.6225</text:p>
          </table:table-cell>
          <table:table-cell table:style-name="ce4" table:formula="of:=[.Y7]" office:value-type="float" office:value="11.95">
            <text:p>11.95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12.4352179195">
            <text:p>12.4352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10.68">
            <text:p>10.68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1.00361468">
            <text:p>11.0036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11.43">
            <text:p>11.43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1.77634043">
            <text:p>11.7763</text:p>
          </table:table-cell>
          <table:table-cell table:style-name="ce4" table:formula="of:=[.V8]" office:value-type="float" office:value="12.13">
            <text:p>12.13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12.49755113">
            <text:p>12.4976</text:p>
          </table:table-cell>
          <table:table-cell table:style-name="ce4" table:formula="of:=[.Y8]" office:value-type="float" office:value="11.95">
            <text:p>11.95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12.31209695">
            <text:p>12.3121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10.68">
            <text:p>10.68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10.894668">
            <text:p>10.8947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11.43">
            <text:p>11.43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1.659743">
            <text:p>11.6597</text:p>
          </table:table-cell>
          <table:table-cell table:style-name="ce4" table:formula="of:=[.V9]" office:value-type="float" office:value="12.13">
            <text:p>12.13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12.373813">
            <text:p>12.3738</text:p>
          </table:table-cell>
          <table:table-cell table:style-name="ce4" table:formula="of:=[.Y9]" office:value-type="float" office:value="11.95">
            <text:p>11.95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12.190195">
            <text:p>12.1902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10.68">
            <text:p>10.68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10.7868">
            <text:p>10.7868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11.43">
            <text:p>11.43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1.5443">
            <text:p>11.5443</text:p>
          </table:table-cell>
          <table:table-cell table:style-name="ce4" table:formula="of:=[.V10]" office:value-type="float" office:value="12.13">
            <text:p>12.13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12.2513">
            <text:p>12.2513</text:p>
          </table:table-cell>
          <table:table-cell table:style-name="ce4" table:formula="of:=[.Y10]" office:value-type="float" office:value="11.95">
            <text:p>11.95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12.0695">
            <text:p>12.0695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10.68">
            <text:p>10.68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10.68">
            <text:p>10.68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11.43">
            <text:p>11.43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1.43">
            <text:p>11.4300</text:p>
          </table:table-cell>
          <table:table-cell table:style-name="ce4" table:formula="of:=[.V11]" office:value-type="float" office:value="12.13">
            <text:p>12.13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12.13">
            <text:p>12.1300</text:p>
          </table:table-cell>
          <table:table-cell table:style-name="ce4" table:formula="of:=[.Y11]" office:value-type="float" office:value="11.95">
            <text:p>11.95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11.95">
            <text:p>11.95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10.68">
            <text:p>10.68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10.5742574257426">
            <text:p>10.5743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11.43">
            <text:p>11.43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1.3168316831683">
            <text:p>11.3168</text:p>
          </table:table-cell>
          <table:table-cell table:style-name="ce4" table:formula="of:=[.V12]" office:value-type="float" office:value="12.13">
            <text:p>12.13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12.009900990099">
            <text:p>12.0099</text:p>
          </table:table-cell>
          <table:table-cell table:style-name="ce4" table:formula="of:=[.Y12]" office:value-type="float" office:value="11.95">
            <text:p>11.95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11.8316831683168">
            <text:p>11.8317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10.68">
            <text:p>10.68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10.4695618076659">
            <text:p>10.4696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11.43">
            <text:p>11.43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1.2047838447211">
            <text:p>11.2048</text:p>
          </table:table-cell>
          <table:table-cell table:style-name="ce4" table:formula="of:=[.V13]" office:value-type="float" office:value="12.13">
            <text:p>12.13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11.890991079306">
            <text:p>11.8910</text:p>
          </table:table-cell>
          <table:table-cell table:style-name="ce4" table:formula="of:=[.Y13]" office:value-type="float" office:value="11.95">
            <text:p>11.95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11.7145377904127">
            <text:p>11.7145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10.68">
            <text:p>10.68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0.3659027798672">
            <text:p>10.3659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11.43">
            <text:p>11.43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1.093845390813">
            <text:p>11.0938</text:p>
          </table:table-cell>
          <table:table-cell table:style-name="ce4" table:formula="of:=[.V14]" office:value-type="float" office:value="12.13">
            <text:p>12.13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11.7732584943623">
            <text:p>11.7733</text:p>
          </table:table-cell>
          <table:table-cell table:style-name="ce4" table:formula="of:=[.Y14]" office:value-type="float" office:value="11.95">
            <text:p>11.95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11.5985522677354">
            <text:p>11.5986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10.68">
            <text:p>10.68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0.2632700790765">
            <text:p>10.2633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11.43">
            <text:p>11.43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0.9840053374386">
            <text:p>10.9840</text:p>
          </table:table-cell>
          <table:table-cell table:style-name="ce4" table:formula="of:=[.V15]" office:value-type="float" office:value="12.13">
            <text:p>12.13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11.6566915785766">
            <text:p>11.6567</text:p>
          </table:table-cell>
          <table:table-cell table:style-name="ce4" table:formula="of:=[.Y15]" office:value-type="float" office:value="11.95">
            <text:p>11.95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11.4837151165697">
            <text:p>11.4837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10.68">
            <text:p>10.68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10.1616535436401">
            <text:p>10.1617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11.43">
            <text:p>11.43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0.8752528093451">
            <text:p>10.8753</text:p>
          </table:table-cell>
          <table:table-cell table:style-name="ce4" table:formula="of:=[.V16]" office:value-type="float" office:value="12.13">
            <text:p>12.13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11.5412787906699">
            <text:p>11.5413</text:p>
          </table:table-cell>
          <table:table-cell table:style-name="ce4" table:formula="of:=[.Y16]" office:value-type="float" office:value="11.95">
            <text:p>11.95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11.3700149669006">
            <text:p>11.37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10.68">
            <text:p>10.68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0.0610431125149">
            <text:p>10.0610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11.43">
            <text:p>11.43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0.7675770389556">
            <text:p>10.7676</text:p>
          </table:table-cell>
          <table:table-cell table:style-name="ce4" table:formula="of:=[.V17]" office:value-type="float" office:value="12.13">
            <text:p>12.13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11.4270087036335">
            <text:p>11.4270</text:p>
          </table:table-cell>
          <table:table-cell table:style-name="ce4" table:formula="of:=[.Y17]" office:value-type="float" office:value="11.95">
            <text:p>11.95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11.2574405612878">
            <text:p>11.2574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10.68">
            <text:p>10.68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9.9614288242722">
            <text:p>9.9614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11.43">
            <text:p>11.43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0.6609673653026">
            <text:p>10.6610</text:p>
          </table:table-cell>
          <table:table-cell table:style-name="ce4" table:formula="of:=[.V18]" office:value-type="float" office:value="12.13">
            <text:p>12.13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11.3138700035976">
            <text:p>11.3139</text:p>
          </table:table-cell>
          <table:table-cell table:style-name="ce4" table:formula="of:=[.Y18]" office:value-type="float" office:value="11.95">
            <text:p>11.95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11.1459807537503">
            <text:p>11.1460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10.68">
            <text:p>10.68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9.86280081611109">
            <text:p>9.8628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11.43">
            <text:p>11.43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0.5554132329728">
            <text:p>10.5554</text:p>
          </table:table-cell>
          <table:table-cell table:style-name="ce4" table:formula="of:=[.V19]" office:value-type="float" office:value="12.13">
            <text:p>12.13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11.2018514887105">
            <text:p>11.2019</text:p>
          </table:table-cell>
          <table:table-cell table:style-name="ce4" table:formula="of:=[.Y19]" office:value-type="float" office:value="11.95">
            <text:p>11.95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11.0356245086636">
            <text:p>11.0356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10.68">
            <text:p>10.68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9.76514932288227">
            <text:p>9.7651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11.43">
            <text:p>11.43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0.4509041910622">
            <text:p>10.4509</text:p>
          </table:table-cell>
          <table:table-cell table:style-name="ce4" table:formula="of:=[.V20]" office:value-type="float" office:value="12.13">
            <text:p>12.13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11.0909420680302">
            <text:p>11.0909</text:p>
          </table:table-cell>
          <table:table-cell table:style-name="ce4" table:formula="of:=[.Y20]" office:value-type="float" office:value="11.95">
            <text:p>11.95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10.926360899667">
            <text:p>10.9264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10.68">
            <text:p>10.68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9.66846467612106">
            <text:p>9.6685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11.43">
            <text:p>11.43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0.3474298921408">
            <text:p>10.3474</text:p>
          </table:table-cell>
          <table:table-cell table:style-name="ce4" table:formula="of:=[.V21]" office:value-type="float" office:value="12.13">
            <text:p>12.13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10.9811307604259">
            <text:p>10.9811</text:p>
          </table:table-cell>
          <table:table-cell table:style-name="ce4" table:formula="of:=[.Y21]" office:value-type="float" office:value="11.95">
            <text:p>11.95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10.8181791085811">
            <text:p>10.8182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.167">
            <text:p>1.167</text:p>
          </table:table-cell>
          <table:table-cell office:value-type="float" office:value="10">
            <text:p>10</text:p>
          </table:table-cell>
          <table:table-cell table:formula="of:=[.C26]*1.01" office:value-type="float" office:value="1.28909402035488">
            <text:p>1.2891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0.90799938708801">
            <text:p>0.9080</text:p>
          </table:table-cell>
          <table:table-cell table:style-name="ce3" office:value-type="float" office:value="12.16">
            <text:p>12.160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13.4322050450003">
            <text:p>13.4322</text:p>
          </table:table-cell>
          <table:table-cell table:style-name="ce3" office:value-type="float" office:value="1.197">
            <text:p>1.197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32223268411721">
            <text:p>1.3222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1.167">
            <text:p>1.167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27633071322265">
            <text:p>1.2763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0.899009294146545">
            <text:p>0.8990</text:p>
          </table:table-cell>
          <table:table-cell table:style-name="ce4" table:formula="of:=[.V25]" office:value-type="float" office:value="12.16">
            <text:p>12.160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13.2992129158418">
            <text:p>13.2992</text:p>
          </table:table-cell>
          <table:table-cell table:style-name="ce4" table:formula="of:=[.Y25]" office:value-type="float" office:value="1.197">
            <text:p>1.197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30914127140318">
            <text:p>1.3091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1.167">
            <text:p>1.167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26369377546797">
            <text:p>1.2637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0.890108212026282">
            <text:p>0.8901</text:p>
          </table:table-cell>
          <table:table-cell table:style-name="ce4" table:formula="of:=[.V26]" office:value-type="float" office:value="12.16">
            <text:p>12.160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13.1675375404375">
            <text:p>13.1675</text:p>
          </table:table-cell>
          <table:table-cell table:style-name="ce4" table:formula="of:=[.Y26]" office:value-type="float" office:value="1.197">
            <text:p>1.197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29617947663681">
            <text:p>1.2962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1.167">
            <text:p>1.167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25118195590888">
            <text:p>1.2512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0.881295259431962">
            <text:p>0.8813</text:p>
          </table:table-cell>
          <table:table-cell table:style-name="ce4" table:formula="of:=[.V27]" office:value-type="float" office:value="12.16">
            <text:p>12.160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13.0371658816212">
            <text:p>13.0372</text:p>
          </table:table-cell>
          <table:table-cell table:style-name="ce4" table:formula="of:=[.Y27]" office:value-type="float" office:value="1.197">
            <text:p>1.197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28334601647209">
            <text:p>1.2833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1.167">
            <text:p>1.167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23879401575137">
            <text:p>1.2388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0.872569563794022">
            <text:p>0.8726</text:p>
          </table:table-cell>
          <table:table-cell table:style-name="ce4" table:formula="of:=[.V28]" office:value-type="float" office:value="12.16">
            <text:p>12.160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12.9080850313082">
            <text:p>12.9081</text:p>
          </table:table-cell>
          <table:table-cell table:style-name="ce4" table:formula="of:=[.Y28]" office:value-type="float" office:value="1.197">
            <text:p>1.197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2706396202694">
            <text:p>1.2706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1.167">
            <text:p>1.167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1.2265287284667">
            <text:p>1.2265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822">
            <text:p>0.822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0.8639302611822">
            <text:p>0.8639</text:p>
          </table:table-cell>
          <table:table-cell table:style-name="ce4" table:formula="of:=[.V29]" office:value-type="float" office:value="12.16">
            <text:p>12.160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12.780282209216">
            <text:p>12.7803</text:p>
          </table:table-cell>
          <table:table-cell table:style-name="ce4" table:formula="of:=[.Y29]" office:value-type="float" office:value="1.197">
            <text:p>1.197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2580590299697">
            <text:p>1.2581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1.167">
            <text:p>1.167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21438487967">
            <text:p>1.2144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85537649622">
            <text:p>0.8554</text:p>
          </table:table-cell>
          <table:table-cell table:style-name="ce4" table:formula="of:=[.V30]" office:value-type="float" office:value="12.16">
            <text:p>12.160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12.6537447616">
            <text:p>12.6537</text:p>
          </table:table-cell>
          <table:table-cell table:style-name="ce4" table:formula="of:=[.Y30]" office:value-type="float" office:value="1.197">
            <text:p>1.197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.24560299997">
            <text:p>1.2456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1.167">
            <text:p>1.167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202361267">
            <text:p>1.2024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846907422">
            <text:p>0.8469</text:p>
          </table:table-cell>
          <table:table-cell table:style-name="ce4" table:formula="of:=[.V31]" office:value-type="float" office:value="12.16">
            <text:p>12.160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12.52846016">
            <text:p>12.5285</text:p>
          </table:table-cell>
          <table:table-cell table:style-name="ce4" table:formula="of:=[.Y31]" office:value-type="float" office:value="1.197">
            <text:p>1.197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.233270297">
            <text:p>1.2333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1.167">
            <text:p>1.167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1904567">
            <text:p>1.1905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8385222">
            <text:p>0.8385</text:p>
          </table:table-cell>
          <table:table-cell table:style-name="ce4" table:formula="of:=[.V32]" office:value-type="float" office:value="12.16">
            <text:p>12.160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12.404416">
            <text:p>12.4044</text:p>
          </table:table-cell>
          <table:table-cell table:style-name="ce4" table:formula="of:=[.Y32]" office:value-type="float" office:value="1.197">
            <text:p>1.197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.2210597">
            <text:p>1.2211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1.167">
            <text:p>1.167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17867">
            <text:p>1.1787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83022">
            <text:p>0.8302</text:p>
          </table:table-cell>
          <table:table-cell table:style-name="ce4" table:formula="of:=[.V33]" office:value-type="float" office:value="12.16">
            <text:p>12.160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12.2816">
            <text:p>12.2816</text:p>
          </table:table-cell>
          <table:table-cell table:style-name="ce4" table:formula="of:=[.Y33]" office:value-type="float" office:value="1.197">
            <text:p>1.197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.20897">
            <text:p>1.2090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1.167">
            <text:p>1.167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1.167">
            <text:p>1.167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822">
            <text:p>0.822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822">
            <text:p>0.8220</text:p>
          </table:table-cell>
          <table:table-cell table:style-name="ce4" table:formula="of:=[.V34]" office:value-type="float" office:value="12.16">
            <text:p>12.160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12.16">
            <text:p>12.1600</text:p>
          </table:table-cell>
          <table:table-cell table:style-name="ce4" table:formula="of:=[.Y34]" office:value-type="float" office:value="1.197">
            <text:p>1.197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.197">
            <text:p>1.197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1.167">
            <text:p>1.167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1.15544554455446">
            <text:p>1.1554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822">
            <text:p>0.822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813861386138614">
            <text:p>0.8139</text:p>
          </table:table-cell>
          <table:table-cell table:style-name="ce4" table:formula="of:=[.V35]" office:value-type="float" office:value="12.16">
            <text:p>12.160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12.039603960396">
            <text:p>12.0396</text:p>
          </table:table-cell>
          <table:table-cell table:style-name="ce4" table:formula="of:=[.Y35]" office:value-type="float" office:value="1.197">
            <text:p>1.197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.18514851485149">
            <text:p>1.1851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1.167">
            <text:p>1.167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1.14400548965788">
            <text:p>1.1440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822">
            <text:p>0.822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805803352612489">
            <text:p>0.8058</text:p>
          </table:table-cell>
          <table:table-cell table:style-name="ce4" table:formula="of:=[.V36]" office:value-type="float" office:value="12.16">
            <text:p>12.160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11.9203999607882">
            <text:p>11.9204</text:p>
          </table:table-cell>
          <table:table-cell table:style-name="ce4" table:formula="of:=[.Y36]" office:value-type="float" office:value="1.197">
            <text:p>1.197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.17341437114008">
            <text:p>1.1734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1.167">
            <text:p>1.167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13267870263156">
            <text:p>1.1327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797825101596524">
            <text:p>0.7978</text:p>
          </table:table-cell>
          <table:table-cell table:style-name="ce4" table:formula="of:=[.V37]" office:value-type="float" office:value="12.16">
            <text:p>12.160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11.8023761988002">
            <text:p>11.8024</text:p>
          </table:table-cell>
          <table:table-cell table:style-name="ce4" table:formula="of:=[.Y37]" office:value-type="float" office:value="1.197">
            <text:p>1.197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1.16179640706939">
            <text:p>1.1618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1.167">
            <text:p>1.167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12146406201145">
            <text:p>1.1215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789925843164875">
            <text:p>0.7899</text:p>
          </table:table-cell>
          <table:table-cell table:style-name="ce4" table:formula="of:=[.V38]" office:value-type="float" office:value="12.16">
            <text:p>12.160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11.685520988911">
            <text:p>11.6855</text:p>
          </table:table-cell>
          <table:table-cell table:style-name="ce4" table:formula="of:=[.Y38]" office:value-type="float" office:value="1.197">
            <text:p>1.197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1.15029347234593">
            <text:p>1.1503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1.167">
            <text:p>1.167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1.11036045743708">
            <text:p>1.1104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822">
            <text:p>0.822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782104795212748">
            <text:p>0.7821</text:p>
          </table:table-cell>
          <table:table-cell table:style-name="ce4" table:formula="of:=[.V39]" office:value-type="float" office:value="12.16">
            <text:p>12.160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11.5698227612981">
            <text:p>11.5698</text:p>
          </table:table-cell>
          <table:table-cell table:style-name="ce4" table:formula="of:=[.Y39]" office:value-type="float" office:value="1.197">
            <text:p>1.197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1.13890442806528">
            <text:p>1.1389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1.167">
            <text:p>1.167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09936678954166">
            <text:p>1.0994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774361183378958">
            <text:p>0.7744</text:p>
          </table:table-cell>
          <table:table-cell table:style-name="ce4" table:formula="of:=[.V40]" office:value-type="float" office:value="12.16">
            <text:p>12.160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11.4552700606912">
            <text:p>11.4553</text:p>
          </table:table-cell>
          <table:table-cell table:style-name="ce4" table:formula="of:=[.Y40]" office:value-type="float" office:value="1.197">
            <text:p>1.197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1.12762814659929">
            <text:p>1.1276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1.167">
            <text:p>1.167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08848196984323">
            <text:p>1.0885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766694240969265">
            <text:p>0.7667</text:p>
          </table:table-cell>
          <table:table-cell table:style-name="ce4" table:formula="of:=[.V41]" office:value-type="float" office:value="12.16">
            <text:p>12.160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11.3418515452388">
            <text:p>11.3419</text:p>
          </table:table-cell>
          <table:table-cell table:style-name="ce4" table:formula="of:=[.Y41]" office:value-type="float" office:value="1.197">
            <text:p>1.197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1.11646351148444">
            <text:p>1.1165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1.167">
            <text:p>1.167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07770492063686">
            <text:p>1.0777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759103208880461">
            <text:p>0.7591</text:p>
          </table:table-cell>
          <table:table-cell table:style-name="ce4" table:formula="of:=[.V42]" office:value-type="float" office:value="12.16">
            <text:p>12.160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11.2295559853849">
            <text:p>11.2296</text:p>
          </table:table-cell>
          <table:table-cell table:style-name="ce4" table:formula="of:=[.Y42]" office:value-type="float" office:value="1.197">
            <text:p>1.197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1.10540941731133">
            <text:p>1.1054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1.167">
            <text:p>1.167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06703457488798">
            <text:p>1.0670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751587335525209">
            <text:p>0.7516</text:p>
          </table:table-cell>
          <table:table-cell table:style-name="ce4" table:formula="of:=[.V43]" office:value-type="float" office:value="12.16">
            <text:p>12.160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11.1183722627573">
            <text:p>11.1184</text:p>
          </table:table-cell>
          <table:table-cell table:style-name="ce4" table:formula="of:=[.Y43]" office:value-type="float" office:value="1.197">
            <text:p>1.197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1.09446476961518">
            <text:p>1.0945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1.167">
            <text:p>1.167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05646987612671">
            <text:p>1.0565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744145876757632">
            <text:p>0.7441</text:p>
          </table:table-cell>
          <table:table-cell table:style-name="ce4" table:formula="of:=[.V44]" office:value-type="float" office:value="12.16">
            <text:p>12.160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11.0082893690667">
            <text:p>11.0083</text:p>
          </table:table-cell>
          <table:table-cell table:style-name="ce4" table:formula="of:=[.Y44]" office:value-type="float" office:value="1.197">
            <text:p>1.197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1.0836284847675">
            <text:p>1.0836</text:p>
          </table:table-cell>
          <table:table-cell table:number-columns-repeated="997"/>
        </table:table-row>
        <table:table-row table:style-name="ro1" table:number-rows-repeated="2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office:value-type="float" office:value="1467498">
            <text:p>1467498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3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25.7376955220811">
            <text:p>25.7377</text:p>
          </table:table-cell>
          <table:table-cell table:style-name="ce3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5.19172398943266">
            <text:p>5.1917</text:p>
          </table:table-cell>
          <table:table-cell table:style-name="ce3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36.6403158998896">
            <text:p>36.6403</text:p>
          </table:table-cell>
          <table:table-cell table:style-name="ce3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36.5629923511109">
            <text:p>36.5630</text:p>
          </table:table-cell>
          <table:table-cell table:style-name="ce3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4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4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25.4828668535456">
            <text:p>25.4829</text:p>
          </table:table-cell>
          <table:table-cell table:style-name="ce4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5.1403207816165">
            <text:p>5.1403</text:p>
          </table:table-cell>
          <table:table-cell table:style-name="ce4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36.2775404949402">
            <text:p>36.2775</text:p>
          </table:table-cell>
          <table:table-cell table:style-name="ce4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36.2009825258523">
            <text:p>36.2010</text:p>
          </table:table-cell>
          <table:table-cell table:style-name="ce4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4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4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25.2305612411343">
            <text:p>25.2306</text:p>
          </table:table-cell>
          <table:table-cell table:style-name="ce4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5.08942651645198">
            <text:p>5.0894</text:p>
          </table:table-cell>
          <table:table-cell table:style-name="ce4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35.9183569256834">
            <text:p>35.9184</text:p>
          </table:table-cell>
          <table:table-cell table:style-name="ce4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35.8425569562894">
            <text:p>35.8426</text:p>
          </table:table-cell>
          <table:table-cell table:style-name="ce4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4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4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24.9807537040933">
            <text:p>24.9808</text:p>
          </table:table-cell>
          <table:table-cell table:style-name="ce4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5.03903615490295">
            <text:p>5.0390</text:p>
          </table:table-cell>
          <table:table-cell table:style-name="ce4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35.5627296293895">
            <text:p>35.5627</text:p>
          </table:table-cell>
          <table:table-cell table:style-name="ce4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35.487680154742">
            <text:p>35.4877</text:p>
          </table:table-cell>
          <table:table-cell table:style-name="ce4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4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4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24.7334195090033">
            <text:p>24.7334</text:p>
          </table:table-cell>
          <table:table-cell table:style-name="ce4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4.9891447078247">
            <text:p>4.9891</text:p>
          </table:table-cell>
          <table:table-cell table:style-name="ce4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35.2106233954352">
            <text:p>35.2106</text:p>
          </table:table-cell>
          <table:table-cell table:style-name="ce4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35.1363169848931">
            <text:p>35.1363</text:p>
          </table:table-cell>
          <table:table-cell table:style-name="ce4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4" table:formula="of:=[.A6]" office:value-type="float" office:value="6.51">
            <text:p>6.5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6.842075426151">
            <text:p>6.8421</text:p>
          </table:table-cell>
          <table:table-cell table:style-name="ce4" table:formula="of:=[.D6]" office:value-type="float" office:value="23.3">
            <text:p>23.3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24.48853416733">
            <text:p>24.4885</text:p>
          </table:table-cell>
          <table:table-cell table:style-name="ce4" table:formula="of:=[.G6]" office:value-type="float" office:value="4.7">
            <text:p>4.70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4.93974723547">
            <text:p>4.9397</text:p>
          </table:table-cell>
          <table:table-cell table:style-name="ce4" table:formula="of:=[.J6]" office:value-type="float" office:value="33.17">
            <text:p>33.17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34.862003361817">
            <text:p>34.8620</text:p>
          </table:table-cell>
          <table:table-cell table:style-name="ce4" table:formula="of:=[.M6]" office:value-type="float" office:value="33.1">
            <text:p>33.10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34.78843265831">
            <text:p>34.7884</text:p>
          </table:table-cell>
          <table:table-cell table:style-name="ce4" table:formula="of:=[.P6]" office:value-type="float" office:value="1.413">
            <text:p>1.413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1.4850772007913">
            <text:p>1.4851</text:p>
          </table:table-cell>
          <table:table-cell table:style-name="ce2" table:number-columns-repeated="1006"/>
        </table:table-row>
        <table:table-row table:style-name="ro1">
          <table:table-cell table:style-name="ce4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4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24.246073433">
            <text:p>24.2461</text:p>
          </table:table-cell>
          <table:table-cell table:style-name="ce4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4.890838847">
            <text:p>4.8908</text:p>
          </table:table-cell>
          <table:table-cell table:style-name="ce4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34.5168350117">
            <text:p>34.5168</text:p>
          </table:table-cell>
          <table:table-cell table:style-name="ce4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34.443992731">
            <text:p>34.4440</text:p>
          </table:table-cell>
          <table:table-cell table:style-name="ce4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4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4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24.0060133">
            <text:p>24.0060</text:p>
          </table:table-cell>
          <table:table-cell table:style-name="ce4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4.8424147">
            <text:p>4.8424</text:p>
          </table:table-cell>
          <table:table-cell table:style-name="ce4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34.17508417">
            <text:p>34.1751</text:p>
          </table:table-cell>
          <table:table-cell table:style-name="ce4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34.1029631">
            <text:p>34.1030</text:p>
          </table:table-cell>
          <table:table-cell table:style-name="ce4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4" table:formula="of:=[.A9]" office:value-type="float" office:value="6.51">
            <text:p>6.5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6.640851">
            <text:p>6.6409</text:p>
          </table:table-cell>
          <table:table-cell table:style-name="ce4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23.76833">
            <text:p>23.7683</text:p>
          </table:table-cell>
          <table:table-cell table:style-name="ce4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4.79447">
            <text:p>4.7945</text:p>
          </table:table-cell>
          <table:table-cell table:style-name="ce4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33.836717">
            <text:p>33.8367</text:p>
          </table:table-cell>
          <table:table-cell table:style-name="ce4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33.76531">
            <text:p>33.7653</text:p>
          </table:table-cell>
          <table:table-cell table:style-name="ce4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4" table:formula="of:=[.A10]" office:value-type="float" office:value="6.51">
            <text:p>6.5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6.5751">
            <text:p>6.5751</text:p>
          </table:table-cell>
          <table:table-cell table:style-name="ce4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23.533">
            <text:p>23.5330</text:p>
          </table:table-cell>
          <table:table-cell table:style-name="ce4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4.747">
            <text:p>4.7470</text:p>
          </table:table-cell>
          <table:table-cell table:style-name="ce4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33.5017">
            <text:p>33.5017</text:p>
          </table:table-cell>
          <table:table-cell table:style-name="ce4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33.431">
            <text:p>33.4310</text:p>
          </table:table-cell>
          <table:table-cell table:style-name="ce4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4" table:formula="of:=[.A11]" office:value-type="float" office:value="6.51">
            <text:p>6.5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6.51">
            <text:p>6.5100</text:p>
          </table:table-cell>
          <table:table-cell table:style-name="ce4" table:formula="of:=[.D11]" office:value-type="float" office:value="23.3">
            <text:p>23.3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23.3">
            <text:p>23.3000</text:p>
          </table:table-cell>
          <table:table-cell table:style-name="ce4" table:formula="of:=[.G11]" office:value-type="float" office:value="4.7">
            <text:p>4.70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4.7">
            <text:p>4.7000</text:p>
          </table:table-cell>
          <table:table-cell table:style-name="ce4" table:formula="of:=[.J11]" office:value-type="float" office:value="33.17">
            <text:p>33.17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33.17">
            <text:p>33.1700</text:p>
          </table:table-cell>
          <table:table-cell table:style-name="ce4" table:formula="of:=[.M11]" office:value-type="float" office:value="33.1">
            <text:p>33.10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33.1">
            <text:p>33.1000</text:p>
          </table:table-cell>
          <table:table-cell table:style-name="ce4" table:formula="of:=[.P11]" office:value-type="float" office:value="1.413">
            <text:p>1.413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1.413">
            <text:p>1.4130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2]" office:value-type="float" office:value="6.51">
            <text:p>6.5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6.44554455445545">
            <text:p>6.4455</text:p>
          </table:table-cell>
          <table:table-cell table:style-name="ce4" table:formula="of:=[.D12]" office:value-type="float" office:value="23.3">
            <text:p>23.3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23.0693069306931">
            <text:p>23.0693</text:p>
          </table:table-cell>
          <table:table-cell table:style-name="ce4" table:formula="of:=[.G12]" office:value-type="float" office:value="4.7">
            <text:p>4.70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4.65346534653465">
            <text:p>4.6535</text:p>
          </table:table-cell>
          <table:table-cell table:style-name="ce4" table:formula="of:=[.J12]" office:value-type="float" office:value="33.17">
            <text:p>33.17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32.8415841584158">
            <text:p>32.8416</text:p>
          </table:table-cell>
          <table:table-cell table:style-name="ce4" table:formula="of:=[.M12]" office:value-type="float" office:value="33.1">
            <text:p>33.10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32.7722772277228">
            <text:p>32.7723</text:p>
          </table:table-cell>
          <table:table-cell table:style-name="ce4" table:formula="of:=[.P12]" office:value-type="float" office:value="1.413">
            <text:p>1.413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4" table:formula="of:=[.A13]" office:value-type="float" office:value="6.51">
            <text:p>6.5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6.38172728163906">
            <text:p>6.3817</text:p>
          </table:table-cell>
          <table:table-cell table:style-name="ce4" table:formula="of:=[.D13]" office:value-type="float" office:value="23.3">
            <text:p>23.3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22.8408979511813">
            <text:p>22.8409</text:p>
          </table:table-cell>
          <table:table-cell table:style-name="ce4" table:formula="of:=[.G13]" office:value-type="float" office:value="4.7">
            <text:p>4.70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4.60739143221253">
            <text:p>4.6074</text:p>
          </table:table-cell>
          <table:table-cell table:style-name="ce4" table:formula="of:=[.J13]" office:value-type="float" office:value="33.17">
            <text:p>33.17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32.5164199588276">
            <text:p>32.5164</text:p>
          </table:table-cell>
          <table:table-cell table:style-name="ce4" table:formula="of:=[.M13]" office:value-type="float" office:value="33.1">
            <text:p>33.10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32.4477992353691">
            <text:p>32.4478</text:p>
          </table:table-cell>
          <table:table-cell table:style-name="ce4" table:formula="of:=[.P13]" office:value-type="float" office:value="1.413">
            <text:p>1.413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4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4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22.6147504467141">
            <text:p>22.6148</text:p>
          </table:table-cell>
          <table:table-cell table:style-name="ce4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4.56177369525993">
            <text:p>4.5618</text:p>
          </table:table-cell>
          <table:table-cell table:style-name="ce4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32.19447520676">
            <text:p>32.1945</text:p>
          </table:table-cell>
          <table:table-cell table:style-name="ce4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32.126533896405">
            <text:p>32.1265</text:p>
          </table:table-cell>
          <table:table-cell table:style-name="ce4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4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4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22.3908420264496">
            <text:p>22.3908</text:p>
          </table:table-cell>
          <table:table-cell table:style-name="ce4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4.51660761906924">
            <text:p>4.5166</text:p>
          </table:table-cell>
          <table:table-cell table:style-name="ce4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31.875718026495">
            <text:p>31.8757</text:p>
          </table:table-cell>
          <table:table-cell table:style-name="ce4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31.8084494023812">
            <text:p>31.8084</text:p>
          </table:table-cell>
          <table:table-cell table:style-name="ce4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4" table:formula="of:=[.A16]" office:value-type="float" office:value="6.51">
            <text:p>6.5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6.19404162631993">
            <text:p>6.1940</text:p>
          </table:table-cell>
          <table:table-cell table:style-name="ce4" table:formula="of:=[.D16]" office:value-type="float" office:value="23.3">
            <text:p>23.3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22.1691505212372">
            <text:p>22.1692</text:p>
          </table:table-cell>
          <table:table-cell table:style-name="ce4" table:formula="of:=[.G16]" office:value-type="float" office:value="4.7">
            <text:p>4.70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4.47188873175172">
            <text:p>4.4719</text:p>
          </table:table-cell>
          <table:table-cell table:style-name="ce4" table:formula="of:=[.J16]" office:value-type="float" office:value="33.17">
            <text:p>33.17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31.5601168579159">
            <text:p>31.5601</text:p>
          </table:table-cell>
          <table:table-cell table:style-name="ce4" table:formula="of:=[.M16]" office:value-type="float" office:value="33.1">
            <text:p>33.10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31.4935142597834">
            <text:p>31.4935</text:p>
          </table:table-cell>
          <table:table-cell table:style-name="ce4" table:formula="of:=[.P16]" office:value-type="float" office:value="1.413">
            <text:p>1.413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1.34442101658834">
            <text:p>1.3444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4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21.949653981423">
            <text:p>21.9497</text:p>
          </table:table-cell>
          <table:table-cell table:style-name="ce4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4.42761260569477">
            <text:p>4.4276</text:p>
          </table:table-cell>
          <table:table-cell table:style-name="ce4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31.247640453382">
            <text:p>31.2476</text:p>
          </table:table-cell>
          <table:table-cell table:style-name="ce4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31.1816972869142">
            <text:p>31.1817</text:p>
          </table:table-cell>
          <table:table-cell table:style-name="ce4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4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4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21.7323306746762">
            <text:p>21.7323</text:p>
          </table:table-cell>
          <table:table-cell table:style-name="ce4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4.38377485712354">
            <text:p>4.3838</text:p>
          </table:table-cell>
          <table:table-cell table:style-name="ce4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30.9382578746357">
            <text:p>30.9383</text:p>
          </table:table-cell>
          <table:table-cell table:style-name="ce4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30.8729676108062">
            <text:p>30.8730</text:p>
          </table:table-cell>
          <table:table-cell table:style-name="ce4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4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4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21.5171590838379">
            <text:p>21.5172</text:p>
          </table:table-cell>
          <table:table-cell table:style-name="ce4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4.34037114566687">
            <text:p>4.3404</text:p>
          </table:table-cell>
          <table:table-cell table:style-name="ce4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30.6319384897383">
            <text:p>30.6319</text:p>
          </table:table-cell>
          <table:table-cell table:style-name="ce4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30.5672946641645">
            <text:p>30.5673</text:p>
          </table:table-cell>
          <table:table-cell table:style-name="ce4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4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4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21.30411790479">
            <text:p>21.3041</text:p>
          </table:table-cell>
          <table:table-cell table:style-name="ce4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4.29739717392759">
            <text:p>4.2974</text:p>
          </table:table-cell>
          <table:table-cell table:style-name="ce4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30.3286519700379">
            <text:p>30.3287</text:p>
          </table:table-cell>
          <table:table-cell table:style-name="ce4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30.2646481823411">
            <text:p>30.2646</text:p>
          </table:table-cell>
          <table:table-cell table:style-name="ce4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4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4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21.0931860443465">
            <text:p>21.0932</text:p>
          </table:table-cell>
          <table:table-cell table:style-name="ce4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4.25484868705702">
            <text:p>4.2548</text:p>
          </table:table-cell>
          <table:table-cell table:style-name="ce4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30.0283682871662">
            <text:p>30.0284</text:p>
          </table:table-cell>
          <table:table-cell table:style-name="ce4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29.9649982003377">
            <text:p>29.9650</text:p>
          </table:table-cell>
          <table:table-cell table:style-name="ce4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3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36.4414839173156">
            <text:p>36.4415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4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4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36.0806771458571">
            <text:p>36.0807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4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4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35.7234427186704">
            <text:p>35.7234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4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4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35.3697452660103">
            <text:p>35.369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4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4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35.019549768327">
            <text:p>35.0195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4" table:formula="of:=[.A29]" office:value-type="float" office:value="6.52">
            <text:p>6.52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6.852585526652">
            <text:p>6.8526</text:p>
          </table:table-cell>
          <table:table-cell table:style-name="ce4" table:formula="of:=[.D29]" office:value-type="float" office:value="32.99">
            <text:p>32.99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34.672821552799">
            <text:p>34.6728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1.417">
            <text:p>1.417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4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4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34.3295262899">
            <text:p>34.3295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4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4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33.98962999">
            <text:p>33.989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4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4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33.653099">
            <text:p>33.6531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4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4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33.3199">
            <text:p>33.3199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4" table:formula="of:=[.A34]" office:value-type="float" office:value="6.52">
            <text:p>6.52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6.52">
            <text:p>6.5200</text:p>
          </table:table-cell>
          <table:table-cell table:style-name="ce4" table:formula="of:=[.D34]" office:value-type="float" office:value="32.99">
            <text:p>32.99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32.99">
            <text:p>32.99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1.417">
            <text:p>1.417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4" table:formula="of:=[.A35]" office:value-type="float" office:value="6.52">
            <text:p>6.52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6.45544554455446">
            <text:p>6.4554</text:p>
          </table:table-cell>
          <table:table-cell table:style-name="ce4" table:formula="of:=[.D35]" office:value-type="float" office:value="32.99">
            <text:p>32.99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32.6633663366337">
            <text:p>32.6634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1.417">
            <text:p>1.417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4" table:formula="of:=[.A36]" office:value-type="float" office:value="6.52">
            <text:p>6.52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6.39153024213312">
            <text:p>6.3915</text:p>
          </table:table-cell>
          <table:table-cell table:style-name="ce4" table:formula="of:=[.D36]" office:value-type="float" office:value="32.99">
            <text:p>32.99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32.3399666699343">
            <text:p>32.340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1.417">
            <text:p>1.417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4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4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32.019768980133">
            <text:p>32.0198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4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4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31.7027415644881">
            <text:p>31.702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4" table:formula="of:=[.A39]" office:value-type="float" office:value="6.52">
            <text:p>6.52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6.203556283196">
            <text:p>6.2036</text:p>
          </table:table-cell>
          <table:table-cell table:style-name="ce4" table:formula="of:=[.D39]" office:value-type="float" office:value="32.99">
            <text:p>32.99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31.3888530341466">
            <text:p>31.3889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1.417">
            <text:p>1.417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4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4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31.0780723110363">
            <text:p>31.0781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4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4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30.7703686247884">
            <text:p>30.7704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4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4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30.4657115096915">
            <text:p>30.4657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4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4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30.1640708016747">
            <text:p>30.1641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4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4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29.8654166353215">
            <text:p>29.8654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102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2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2015／03／16</text:date>, <text:time>12:41:39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3-16T12:41:39.84</dc:date>
    <meta:editing-duration>P25DT13H59M9S</meta:editing-duration>
    <meta:editing-cycles>63</meta:editing-cycles>
    <meta:generator>OpenOffice/4.1.1$Win32 OpenOffice.org_project/411m6$Build-9775</meta:generator>
    <meta:document-statistic meta:table-count="6" meta:cell-count="3414" meta:object-count="0"/>
  </office:meta>
</office:document-meta>
</file>